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ot_poi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1.325" calcext:value-type="float">
            <text:p>1.3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575" calcext:value-type="float">
            <text:p>1.5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1.8375" calcext:value-type="float">
            <text:p>1.8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1.929167" calcext:value-type="float">
            <text:p>1.9291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516667" calcext:value-type="float">
            <text:p>3.51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975" calcext:value-type="float">
            <text:p>3.9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5.2125" calcext:value-type="float">
            <text:p>5.21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4.71875" calcext:value-type="float">
            <text:p>4.718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5.1975" calcext:value-type="float">
            <text:p>5.19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5.442917" calcext:value-type="float">
            <text:p>5.4429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5.065417" calcext:value-type="float">
            <text:p>5.0654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5.947917" calcext:value-type="float">
            <text:p>5.9479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6.400417" calcext:value-type="float">
            <text:p>6.4004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6.164643" calcext:value-type="float">
            <text:p>6.1646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4.528036" calcext:value-type="float">
            <text:p>4.5280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5.753125" calcext:value-type="float">
            <text:p>5.7531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5.318651" calcext:value-type="float">
            <text:p>5.3186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5.429583" calcext:value-type="float">
            <text:p>5.4295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4.860298" calcext:value-type="float">
            <text:p>4.8602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5.296776" calcext:value-type="float">
            <text:p>5.2967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5.611667" calcext:value-type="float">
            <text:p>5.611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6.620905" calcext:value-type="float">
            <text:p>6.6209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8.275417" calcext:value-type="float">
            <text:p>8.2754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5.884423" calcext:value-type="float">
            <text:p>5.8844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6.066111" calcext:value-type="float">
            <text:p>6.0661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7.74381" calcext:value-type="float">
            <text:p>7.743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6.554018" calcext:value-type="float">
            <text:p>6.5540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7.362681" calcext:value-type="float">
            <text:p>7.3626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7.488333" calcext:value-type="float">
            <text:p>7.488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7.063065" calcext:value-type="float">
            <text:p>7.0630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6.752917" calcext:value-type="float">
            <text:p>6.7529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6.158116" calcext:value-type="float">
            <text:p>6.1581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6.907113" calcext:value-type="float">
            <text:p>6.9071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7.251518" calcext:value-type="float">
            <text:p>7.2515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6.907463" calcext:value-type="float">
            <text:p>6.9074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6.564015" calcext:value-type="float">
            <text:p>6.5640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7.243429" calcext:value-type="float">
            <text:p>7.2434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6.440408" calcext:value-type="float">
            <text:p>6.4404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5.700229" calcext:value-type="float">
            <text:p>5.7002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5.672509" calcext:value-type="float">
            <text:p>5.6725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6.721171" calcext:value-type="float">
            <text:p>6.7211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6.692838" calcext:value-type="float">
            <text:p>6.6928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8.782361" calcext:value-type="float">
            <text:p>8.7823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6.949661" calcext:value-type="float">
            <text:p>6.9496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7.078734" calcext:value-type="float">
            <text:p>7.0787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5.393108" calcext:value-type="float">
            <text:p>5.3931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4.805076" calcext:value-type="float">
            <text:p>4.80507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4.546188" calcext:value-type="float">
            <text:p>4.5461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5.377369" calcext:value-type="float">
            <text:p>5.3773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5.752136" calcext:value-type="float">
            <text:p>5.7521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4.034935" calcext:value-type="float">
            <text:p>4.03493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3.383673" calcext:value-type="float">
            <text:p>3.3836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2.875731" calcext:value-type="float">
            <text:p>2.87573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247243" calcext:value-type="float">
            <text:p>3.2472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2.830973" calcext:value-type="float">
            <text:p>2.83097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2.946765" calcext:value-type="float">
            <text:p>2.9467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299705" calcext:value-type="float">
            <text:p>3.2997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3.099047" calcext:value-type="float">
            <text:p>3.09904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400668" calcext:value-type="float">
            <text:p>3.4006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841645" calcext:value-type="float">
            <text:p>3.8416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3.235533" calcext:value-type="float">
            <text:p>3.2355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4.078815" calcext:value-type="float">
            <text:p>4.0788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4.071908" calcext:value-type="float">
            <text:p>4.07190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532325" calcext:value-type="float">
            <text:p>3.5323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871713" calcext:value-type="float">
            <text:p>3.8717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3.689901" calcext:value-type="float">
            <text:p>3.6899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3.978028" calcext:value-type="float">
            <text:p>3.97802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3.911895" calcext:value-type="float">
            <text:p>3.91189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4.187612" calcext:value-type="float">
            <text:p>4.1876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4.263643" calcext:value-type="float">
            <text:p>4.26364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4.239748" calcext:value-type="float">
            <text:p>4.2397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4.248337" calcext:value-type="float">
            <text:p>4.2483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4.051203" calcext:value-type="float">
            <text:p>4.0512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4.294432" calcext:value-type="float">
            <text:p>4.2944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4.879311" calcext:value-type="float">
            <text:p>4.8793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3.319217" calcext:value-type="float">
            <text:p>3.3192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3.151376" calcext:value-type="float">
            <text:p>3.15137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4.284233" calcext:value-type="float">
            <text:p>4.2842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4.012589" calcext:value-type="float">
            <text:p>4.01258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894516" calcext:value-type="float">
            <text:p>3.8945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4.193668" calcext:value-type="float">
            <text:p>4.19366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3.214341" calcext:value-type="float">
            <text:p>3.2143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3.902404" calcext:value-type="float">
            <text:p>3.90240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3.733927" calcext:value-type="float">
            <text:p>3.73392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5.675107" calcext:value-type="float">
            <text:p>5.6751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4.944626" calcext:value-type="float">
            <text:p>4.9446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847321" calcext:value-type="float">
            <text:p>3.8473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4.060405" calcext:value-type="float">
            <text:p>4.0604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902399" calcext:value-type="float">
            <text:p>3.9023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4.201767" calcext:value-type="float">
            <text:p>4.2017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808096" calcext:value-type="float">
            <text:p>3.8080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360082" calcext:value-type="float">
            <text:p>3.36008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609055" calcext:value-type="float">
            <text:p>3.6090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475851" calcext:value-type="float">
            <text:p>3.47585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674612" calcext:value-type="float">
            <text:p>3.6746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4.207044" calcext:value-type="float">
            <text:p>4.20704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904782" calcext:value-type="float">
            <text:p>3.90478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341867" calcext:value-type="float">
            <text:p>3.34186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2.621755" calcext:value-type="float">
            <text:p>2.62175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2.445061" calcext:value-type="float">
            <text:p>2.44506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2.59887" calcext:value-type="float">
            <text:p>2.5988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2.666833" calcext:value-type="float">
            <text:p>2.66683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2.593043" calcext:value-type="float">
            <text:p>2.59304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2.600074" calcext:value-type="float">
            <text:p>2.60007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2.983504" calcext:value-type="float">
            <text:p>2.9835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077692" calcext:value-type="float">
            <text:p>3.07769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369169" calcext:value-type="float">
            <text:p>3.36916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132664" calcext:value-type="float">
            <text:p>3.1326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032444" calcext:value-type="float">
            <text:p>3.0324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314871" calcext:value-type="float">
            <text:p>3.31487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2.770131" calcext:value-type="float">
            <text:p>2.77013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341737" calcext:value-type="float">
            <text:p>3.34173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343762" calcext:value-type="float">
            <text:p>3.34376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3.192399" calcext:value-type="float">
            <text:p>3.19239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2.6341" calcext:value-type="float">
            <text:p>2.63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2.766803" calcext:value-type="float">
            <text:p>2.76680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3.392084" calcext:value-type="float">
            <text:p>3.39208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3.324653" calcext:value-type="float">
            <text:p>3.32465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3.550142" calcext:value-type="float">
            <text:p>3.55014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3.510361" calcext:value-type="float">
            <text:p>3.51036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3.234533" calcext:value-type="float">
            <text:p>3.23453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419878" calcext:value-type="float">
            <text:p>3.41987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3.222655" calcext:value-type="float">
            <text:p>3.2226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2.916536" calcext:value-type="float">
            <text:p>2.91653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2.741933" calcext:value-type="float">
            <text:p>2.7419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.275834" calcext:value-type="float">
            <text:p>3.2758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4.031343" calcext:value-type="float">
            <text:p>4.03134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3.676688" calcext:value-type="float">
            <text:p>3.67668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632684" calcext:value-type="float">
            <text:p>3.63268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3.612827" calcext:value-type="float">
            <text:p>3.61282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2.945349" calcext:value-type="float">
            <text:p>2.94534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3.594209" calcext:value-type="float">
            <text:p>3.59420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4.078262" calcext:value-type="float">
            <text:p>4.07826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3.755868" calcext:value-type="float">
            <text:p>3.75586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3.061007" calcext:value-type="float">
            <text:p>3.06100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2.770091" calcext:value-type="float">
            <text:p>2.77009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2.899197" calcext:value-type="float">
            <text:p>2.89919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373202" calcext:value-type="float">
            <text:p>3.37320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2.551498" calcext:value-type="float">
            <text:p>2.55149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2.930773" calcext:value-type="float">
            <text:p>2.93077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2.96122" calcext:value-type="float">
            <text:p>2.9612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2.888088" calcext:value-type="float">
            <text:p>2.88808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747033" calcext:value-type="float">
            <text:p>3.74703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3.725658" calcext:value-type="float">
            <text:p>3.72565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096212" calcext:value-type="float">
            <text:p>3.0962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334063" calcext:value-type="float">
            <text:p>3.33406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2084" calcext:value-type="float">
            <text:p>3.208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140688" calcext:value-type="float">
            <text:p>3.14068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3.470679" calcext:value-type="float">
            <text:p>3.47067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4.123186" calcext:value-type="float">
            <text:p>4.12318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float" office:value="3.75278" calcext:value-type="float">
            <text:p>3.7527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3.518298" calcext:value-type="float">
            <text:p>3.51829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3.201439" calcext:value-type="float">
            <text:p>3.2014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101236" calcext:value-type="float">
            <text:p>3.10123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2.796888" calcext:value-type="float">
            <text:p>2.79688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2.841767" calcext:value-type="float">
            <text:p>2.84176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110398" calcext:value-type="float">
            <text:p>3.11039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3.169845" calcext:value-type="float">
            <text:p>3.16984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447687" calcext:value-type="float">
            <text:p>3.44768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372212" calcext:value-type="float">
            <text:p>3.37221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3.226017" calcext:value-type="float">
            <text:p>3.22601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4.18513" calcext:value-type="float">
            <text:p>4.1851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598449" calcext:value-type="float">
            <text:p>3.59844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181682" calcext:value-type="float">
            <text:p>3.1816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619669" calcext:value-type="float">
            <text:p>3.6196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3.59073" calcext:value-type="float">
            <text:p>3.5907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3.815793" calcext:value-type="float">
            <text:p>3.81579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3.695419" calcext:value-type="float">
            <text:p>3.69541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3.734494" calcext:value-type="float">
            <text:p>3.73449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3.950347" calcext:value-type="float">
            <text:p>3.95034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3.841933" calcext:value-type="float">
            <text:p>3.84193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4.054048" calcext:value-type="float">
            <text:p>4.05404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852705" calcext:value-type="float">
            <text:p>3.85270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4.042673" calcext:value-type="float">
            <text:p>4.04267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4.684756" calcext:value-type="float">
            <text:p>4.68475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.160324" calcext:value-type="float">
            <text:p>3.16032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3.268402" calcext:value-type="float">
            <text:p>3.26840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3.938287" calcext:value-type="float">
            <text:p>3.93828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4.010574" calcext:value-type="float">
            <text:p>4.01057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763909" calcext:value-type="float">
            <text:p>3.76390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4.133402" calcext:value-type="float">
            <text:p>4.13340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3.324882" calcext:value-type="float">
            <text:p>3.32488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3.784881" calcext:value-type="float">
            <text:p>3.78488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3.559928" calcext:value-type="float">
            <text:p>3.55992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5.828533" calcext:value-type="float">
            <text:p>5.8285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4.41703" calcext:value-type="float">
            <text:p>4.4170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870523" calcext:value-type="float">
            <text:p>3.87052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3.966863" calcext:value-type="float">
            <text:p>3.96686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534143" calcext:value-type="float">
            <text:p>3.53414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4.145665" calcext:value-type="float">
            <text:p>4.14566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369219" calcext:value-type="float">
            <text:p>3.36921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399998" calcext:value-type="float">
            <text:p>3.3999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633972" calcext:value-type="float">
            <text:p>3.63397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38254" calcext:value-type="float">
            <text:p>3.3825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335404" calcext:value-type="float">
            <text:p>3.3354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4.015093" calcext:value-type="float">
            <text:p>4.01509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4.137037" calcext:value-type="float">
            <text:p>4.13703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639969" calcext:value-type="float">
            <text:p>3.63996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018404" calcext:value-type="float">
            <text:p>3.01840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2.862977" calcext:value-type="float">
            <text:p>2.86297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office:value-type="float" office:value="2.940585" calcext:value-type="float">
            <text:p>2.94058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073919" calcext:value-type="float">
            <text:p>3.07391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2.908141" calcext:value-type="float">
            <text:p>2.90814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032635" calcext:value-type="float">
            <text:p>3.03263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099435" calcext:value-type="float">
            <text:p>3.09943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590022" calcext:value-type="float">
            <text:p>3.59002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917803" calcext:value-type="float">
            <text:p>3.91780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483613" calcext:value-type="float">
            <text:p>3.48361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252195" calcext:value-type="float">
            <text:p>3.25219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456839" calcext:value-type="float">
            <text:p>3.45683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004124" calcext:value-type="float">
            <text:p>3.00412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599593" calcext:value-type="float">
            <text:p>3.59959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71606" calcext:value-type="float">
            <text:p>3.7160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3.590544" calcext:value-type="float">
            <text:p>3.59054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2.931072" calcext:value-type="float">
            <text:p>2.93107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3.140027" calcext:value-type="float">
            <text:p>3.14002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4.322074" calcext:value-type="float">
            <text:p>4.32207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3.74764" calcext:value-type="float">
            <text:p>3.747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4.02082" calcext:value-type="float">
            <text:p>4.0208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4.144449" calcext:value-type="float">
            <text:p>4.1444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3.440212" calcext:value-type="float">
            <text:p>3.44021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729422" calcext:value-type="float">
            <text:p>3.72942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3.5345" calcext:value-type="float">
            <text:p>3.534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3.222014" calcext:value-type="float">
            <text:p>3.22201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3.063423" calcext:value-type="float">
            <text:p>3.06342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office:value-type="float" office:value="3.626553" calcext:value-type="float">
            <text:p>3.62655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4.200368" calcext:value-type="float">
            <text:p>4.20036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3.676355" calcext:value-type="float">
            <text:p>3.67635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947166" calcext:value-type="float">
            <text:p>3.94716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4.023469" calcext:value-type="float">
            <text:p>4.02346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0" calcext:value-type="float">
            <text:p>80</text:p>
          </table:table-cell>
          <table:table-cell office:value-type="float" office:value="28.129167" calcext:value-type="float">
            <text:p>28.12916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float" office:value="29.152917" calcext:value-type="float">
            <text:p>29.15291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0" calcext:value-type="float">
            <text:p>80</text:p>
          </table:table-cell>
          <table:table-cell office:value-type="float" office:value="3.443794" calcext:value-type="float">
            <text:p>3.44379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2.587405" calcext:value-type="float">
            <text:p>2.58740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0" calcext:value-type="float">
            <text:p>80</text:p>
          </table:table-cell>
          <table:table-cell office:value-type="float" office:value="2.323119" calcext:value-type="float">
            <text:p>2.32311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2.155008" calcext:value-type="float">
            <text:p>2.15500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office:value-type="float" office:value="2.032592" calcext:value-type="float">
            <text:p>2.03259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0" calcext:value-type="float">
            <text:p>80</text:p>
          </table:table-cell>
          <table:table-cell office:value-type="float" office:value="1.938124" calcext:value-type="float">
            <text:p>1.93812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1.857775" calcext:value-type="float">
            <text:p>1.85777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1.785734" calcext:value-type="float">
            <text:p>1.78573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0" calcext:value-type="float">
            <text:p>80</text:p>
          </table:table-cell>
          <table:table-cell office:value-type="float" office:value="1.720835" calcext:value-type="float">
            <text:p>1.72083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1.66215" calcext:value-type="float">
            <text:p>1.6621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1.60898" calcext:value-type="float">
            <text:p>1.6089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1.560013" calcext:value-type="float">
            <text:p>1.56001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0" calcext:value-type="float">
            <text:p>80</text:p>
          </table:table-cell>
          <table:table-cell office:value-type="float" office:value="1.514703" calcext:value-type="float">
            <text:p>1.51470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office:value-type="float" office:value="1.473595" calcext:value-type="float">
            <text:p>1.47359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" calcext:value-type="float">
            <text:p>80</text:p>
          </table:table-cell>
          <table:table-cell office:value-type="float" office:value="1.435655" calcext:value-type="float">
            <text:p>1.43565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0" calcext:value-type="float">
            <text:p>80</text:p>
          </table:table-cell>
          <table:table-cell office:value-type="float" office:value="1.400734" calcext:value-type="float">
            <text:p>1.40073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0" calcext:value-type="float">
            <text:p>80</text:p>
          </table:table-cell>
          <table:table-cell office:value-type="float" office:value="1.368236" calcext:value-type="float">
            <text:p>1.36823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0" calcext:value-type="float">
            <text:p>80</text:p>
          </table:table-cell>
          <table:table-cell office:value-type="float" office:value="1.33755" calcext:value-type="float">
            <text:p>1.337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office:value-type="float" office:value="1.308991" calcext:value-type="float">
            <text:p>1.30899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60.154167" calcext:value-type="float">
            <text:p>60.15416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41.077096" calcext:value-type="float">
            <text:p>41.07709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538442" calcext:value-type="float">
            <text:p>3.53844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2.939566" calcext:value-type="float">
            <text:p>2.93956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2.969683" calcext:value-type="float">
            <text:p>2.96968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260159" calcext:value-type="float">
            <text:p>3.26015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3.253354" calcext:value-type="float">
            <text:p>3.25335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392706" calcext:value-type="float">
            <text:p>3.39270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207575" calcext:value-type="float">
            <text:p>3.20757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3.129213" calcext:value-type="float">
            <text:p>3.12921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3.968026" calcext:value-type="float">
            <text:p>3.96802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367546" calcext:value-type="float">
            <text:p>3.36754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139506" calcext:value-type="float">
            <text:p>3.13950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415119" calcext:value-type="float">
            <text:p>3.41511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3.446079" calcext:value-type="float">
            <text:p>3.44607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3.56103" calcext:value-type="float">
            <text:p>3.5610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3.412531" calcext:value-type="float">
            <text:p>3.41253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3.554758" calcext:value-type="float">
            <text:p>3.55475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3.841914" calcext:value-type="float">
            <text:p>3.84191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3.944854" calcext:value-type="float">
            <text:p>3.94485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3.920039" calcext:value-type="float">
            <text:p>3.92003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692845" calcext:value-type="float">
            <text:p>3.69284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3.677795" calcext:value-type="float">
            <text:p>3.67779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4.062356" calcext:value-type="float">
            <text:p>4.06235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 office:value-type="float" office:value="3.056475" calcext:value-type="float">
            <text:p>3.05647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3.473389" calcext:value-type="float">
            <text:p>3.47338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3.802843" calcext:value-type="float">
            <text:p>3.80284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4.144122" calcext:value-type="float">
            <text:p>4.14412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4.46144" calcext:value-type="float">
            <text:p>4.4614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4.858221" calcext:value-type="float">
            <text:p>4.85822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5.308487" calcext:value-type="float">
            <text:p>5.30848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6.197058" calcext:value-type="float">
            <text:p>6.19705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7.56079" calcext:value-type="float">
            <text:p>7.5607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7.22304" calcext:value-type="float">
            <text:p>7.2230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5.049372" calcext:value-type="float">
            <text:p>5.04937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4.160513" calcext:value-type="float">
            <text:p>4.16051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4.442592" calcext:value-type="float">
            <text:p>4.44259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403157" calcext:value-type="float">
            <text:p>3.40315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4.016869" calcext:value-type="float">
            <text:p>4.01686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310071" calcext:value-type="float">
            <text:p>3.31007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275356" calcext:value-type="float">
            <text:p>3.27535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540932" calcext:value-type="float">
            <text:p>3.54093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245756" calcext:value-type="float">
            <text:p>3.24575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267059" calcext:value-type="float">
            <text:p>3.2670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889274" calcext:value-type="float">
            <text:p>3.88927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8096" calcext:value-type="float">
            <text:p>3.809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4.368486" calcext:value-type="float">
            <text:p>4.36848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32961" calcext:value-type="float">
            <text:p>3.3296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281332" calcext:value-type="float">
            <text:p>3.28133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0" calcext:value-type="float">
            <text:p>50</text:p>
          </table:table-cell>
          <table:table-cell office:value-type="float" office:value="3.498853" calcext:value-type="float">
            <text:p>3.49885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630074" calcext:value-type="float">
            <text:p>3.63007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395605" calcext:value-type="float">
            <text:p>3.39560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344363" calcext:value-type="float">
            <text:p>3.34436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30104" calcext:value-type="float">
            <text:p>3.3010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549981" calcext:value-type="float">
            <text:p>3.54998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4.329028" calcext:value-type="float">
            <text:p>4.32902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5.889179" calcext:value-type="float">
            <text:p>5.88917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706135" calcext:value-type="float">
            <text:p>3.70613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906435" calcext:value-type="float">
            <text:p>3.90643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294657" calcext:value-type="float">
            <text:p>3.29465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4.249886" calcext:value-type="float">
            <text:p>4.24988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4.108377" calcext:value-type="float">
            <text:p>4.10837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4.276908" calcext:value-type="float">
            <text:p>4.27690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269526" calcext:value-type="float">
            <text:p>3.26952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4.244177" calcext:value-type="float">
            <text:p>4.24417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4.794078" calcext:value-type="float">
            <text:p>4.79407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6.295634" calcext:value-type="float">
            <text:p>6.29563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6.262897" calcext:value-type="float">
            <text:p>6.26289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7.079581" calcext:value-type="float">
            <text:p>7.07958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6.177778" calcext:value-type="float">
            <text:p>6.17777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5.892867" calcext:value-type="float">
            <text:p>5.89286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4.597033" calcext:value-type="float">
            <text:p>4.59703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4.055961" calcext:value-type="float">
            <text:p>4.05596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3.720883" calcext:value-type="float">
            <text:p>3.72088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4.077922" calcext:value-type="float">
            <text:p>4.07792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4.791536" calcext:value-type="float">
            <text:p>4.79153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3.880977" calcext:value-type="float">
            <text:p>3.88097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4.251701" calcext:value-type="float">
            <text:p>4.25170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4.790929" calcext:value-type="float">
            <text:p>4.79092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4.097769" calcext:value-type="float">
            <text:p>4.09776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4.925988" calcext:value-type="float">
            <text:p>4.92598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5.129998" calcext:value-type="float">
            <text:p>5.12999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4.799283" calcext:value-type="float">
            <text:p>4.79928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3.90137" calcext:value-type="float">
            <text:p>3.9013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3.826452" calcext:value-type="float">
            <text:p>3.82645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680648" calcext:value-type="float">
            <text:p>3.68064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4.498511" calcext:value-type="float">
            <text:p>4.49851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320981" calcext:value-type="float">
            <text:p>3.32098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3.870157" calcext:value-type="float">
            <text:p>3.87015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3.688902" calcext:value-type="float">
            <text:p>3.68890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548594" calcext:value-type="float">
            <text:p>3.54859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5.036086" calcext:value-type="float">
            <text:p>5.03608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4.874052" calcext:value-type="float">
            <text:p>4.87405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4.01029" calcext:value-type="float">
            <text:p>4.0102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4.090019" calcext:value-type="float">
            <text:p>4.09001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773972" calcext:value-type="float">
            <text:p>3.77397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936514" calcext:value-type="float">
            <text:p>3.93651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4.332934" calcext:value-type="float">
            <text:p>4.33293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5.178557" calcext:value-type="float">
            <text:p>5.17855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 office:value-type="float" office:value="4.760451" calcext:value-type="float">
            <text:p>4.76045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4.482437" calcext:value-type="float">
            <text:p>4.48243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4.064665" calcext:value-type="float">
            <text:p>4.06466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534758" calcext:value-type="float">
            <text:p>3.53475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2.944406" calcext:value-type="float">
            <text:p>2.94440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071036" calcext:value-type="float">
            <text:p>3.07103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288811" calcext:value-type="float">
            <text:p>3.28881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3.230091" calcext:value-type="float">
            <text:p>3.23009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252246" calcext:value-type="float">
            <text:p>3.25224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142125" calcext:value-type="float">
            <text:p>3.14212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3.099033" calcext:value-type="float">
            <text:p>3.09903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4.008665" calcext:value-type="float">
            <text:p>4.00866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492244" calcext:value-type="float">
            <text:p>3.49224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256443" calcext:value-type="float">
            <text:p>3.25644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43033" calcext:value-type="float">
            <text:p>3.4303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3.416218" calcext:value-type="float">
            <text:p>3.4162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3.487879" calcext:value-type="float">
            <text:p>3.48787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3.966333" calcext:value-type="float">
            <text:p>3.96633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3.46125" calcext:value-type="float">
            <text:p>3.4612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3.708178" calcext:value-type="float">
            <text:p>3.70817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3.835985" calcext:value-type="float">
            <text:p>3.83598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3.883313" calcext:value-type="float">
            <text:p>3.88331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761015" calcext:value-type="float">
            <text:p>3.76101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3.714609" calcext:value-type="float">
            <text:p>3.71460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4.11233" calcext:value-type="float">
            <text:p>4.1123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 office:value-type="float" office:value="3.016775" calcext:value-type="float">
            <text:p>3.01677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3.20931" calcext:value-type="float">
            <text:p>3.2093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3.716147" calcext:value-type="float">
            <text:p>3.71614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4.069515" calcext:value-type="float">
            <text:p>4.06951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4.381579" calcext:value-type="float">
            <text:p>4.38157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4.788546" calcext:value-type="float">
            <text:p>4.78854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4.783368" calcext:value-type="float">
            <text:p>4.78336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5.464975" calcext:value-type="float">
            <text:p>5.46497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6.486623" calcext:value-type="float">
            <text:p>6.48662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7.170991" calcext:value-type="float">
            <text:p>7.17099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5.56496" calcext:value-type="float">
            <text:p>5.5649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4.050679" calcext:value-type="float">
            <text:p>4.05067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4.18891" calcext:value-type="float">
            <text:p>4.1889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319315" calcext:value-type="float">
            <text:p>3.31931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915944" calcext:value-type="float">
            <text:p>3.91594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103738" calcext:value-type="float">
            <text:p>3.10373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262967" calcext:value-type="float">
            <text:p>3.26296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641321" calcext:value-type="float">
            <text:p>3.64132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391755" calcext:value-type="float">
            <text:p>3.39175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405581" calcext:value-type="float">
            <text:p>3.40558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610249" calcext:value-type="float">
            <text:p>3.61024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4.192711" calcext:value-type="float">
            <text:p>4.19271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4.270566" calcext:value-type="float">
            <text:p>4.27056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196348" calcext:value-type="float">
            <text:p>3.19634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161491" calcext:value-type="float">
            <text:p>3.16149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0" calcext:value-type="float">
            <text:p>50</text:p>
          </table:table-cell>
          <table:table-cell office:value-type="float" office:value="3.428724" calcext:value-type="float">
            <text:p>3.42872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56442" calcext:value-type="float">
            <text:p>3.5644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394246" calcext:value-type="float">
            <text:p>3.39424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357696" calcext:value-type="float">
            <text:p>3.35769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348485" calcext:value-type="float">
            <text:p>3.34848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442226" calcext:value-type="float">
            <text:p>3.44222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4.107322" calcext:value-type="float">
            <text:p>4.10732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726035" calcext:value-type="float">
            <text:p>3.72603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645571" calcext:value-type="float">
            <text:p>3.64557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743759" calcext:value-type="float">
            <text:p>3.74375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223382" calcext:value-type="float">
            <text:p>3.22338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4.070866" calcext:value-type="float">
            <text:p>4.07086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4.195985" calcext:value-type="float">
            <text:p>4.19598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4.192012" calcext:value-type="float">
            <text:p>4.19201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236601" calcext:value-type="float">
            <text:p>3.23660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3.625459" calcext:value-type="float">
            <text:p>3.62545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5.1263" calcext:value-type="float">
            <text:p>5.126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5.926621" calcext:value-type="float">
            <text:p>5.92662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6.415481" calcext:value-type="float">
            <text:p>6.41548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7.057855" calcext:value-type="float">
            <text:p>7.05785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6.187323" calcext:value-type="float">
            <text:p>6.18732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5.918817" calcext:value-type="float">
            <text:p>5.91881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4.629646" calcext:value-type="float">
            <text:p>4.62964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4.090831" calcext:value-type="float">
            <text:p>4.09083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4.320663" calcext:value-type="float">
            <text:p>4.32066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0" calcext:value-type="float">
            <text:p>100</text:p>
          </table:table-cell>
          <table:table-cell office:value-type="float" office:value="3.615645" calcext:value-type="float">
            <text:p>3.61564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4.60548" calcext:value-type="float">
            <text:p>4.6054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3.839903" calcext:value-type="float">
            <text:p>3.83990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4.092123" calcext:value-type="float">
            <text:p>4.09212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4.756506" calcext:value-type="float">
            <text:p>4.75650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4.188591" calcext:value-type="float">
            <text:p>4.18859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5.166493" calcext:value-type="float">
            <text:p>5.16649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5.087289" calcext:value-type="float">
            <text:p>5.08728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4.845621" calcext:value-type="float">
            <text:p>4.84562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3.773266" calcext:value-type="float">
            <text:p>3.77326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3.673898" calcext:value-type="float">
            <text:p>3.67389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4.182312" calcext:value-type="float">
            <text:p>4.18231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4.279587" calcext:value-type="float">
            <text:p>4.27958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315401" calcext:value-type="float">
            <text:p>3.31540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3.866586" calcext:value-type="float">
            <text:p>3.86658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3.908104" calcext:value-type="float">
            <text:p>3.90810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594138" calcext:value-type="float">
            <text:p>3.59413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4.756137" calcext:value-type="float">
            <text:p>4.75613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4.990595" calcext:value-type="float">
            <text:p>4.99059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679529" calcext:value-type="float">
            <text:p>3.67952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4.284374" calcext:value-type="float">
            <text:p>4.28437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4.096422" calcext:value-type="float">
            <text:p>4.09642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848867" calcext:value-type="float">
            <text:p>3.84886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4.191304" calcext:value-type="float">
            <text:p>4.19130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5.14771" calcext:value-type="float">
            <text:p>5.1477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50" calcext:value-type="float">
            <text:p>150</text:p>
          </table:table-cell>
          <table:table-cell office:value-type="float" office:value="4.71118" calcext:value-type="float">
            <text:p>4.7111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4.505715" calcext:value-type="float">
            <text:p>4.50571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4.080637" calcext:value-type="float">
            <text:p>4.08063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605822" calcext:value-type="float">
            <text:p>3.60582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043944" calcext:value-type="float">
            <text:p>3.04394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032327" calcext:value-type="float">
            <text:p>3.03232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302694" calcext:value-type="float">
            <text:p>3.30269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3.234108" calcext:value-type="float">
            <text:p>3.23410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222306" calcext:value-type="float">
            <text:p>3.22230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088762" calcext:value-type="float">
            <text:p>3.08876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3.039394" calcext:value-type="float">
            <text:p>3.03939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4.014703" calcext:value-type="float">
            <text:p>4.01470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368034" calcext:value-type="float">
            <text:p>3.36803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295372" calcext:value-type="float">
            <text:p>3.29537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451307" calcext:value-type="float">
            <text:p>3.45130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3.437789" calcext:value-type="float">
            <text:p>3.43778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3.692961" calcext:value-type="float">
            <text:p>3.69296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3.967444" calcext:value-type="float">
            <text:p>3.96744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3.669204" calcext:value-type="float">
            <text:p>3.66920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3.775251" calcext:value-type="float">
            <text:p>3.77525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3.912728" calcext:value-type="float">
            <text:p>3.91272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3.942122" calcext:value-type="float">
            <text:p>3.94212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761015" calcext:value-type="float">
            <text:p>3.76101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3.776276" calcext:value-type="float">
            <text:p>3.77627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4.109308" calcext:value-type="float">
            <text:p>4.10930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 office:value-type="float" office:value="3.165594" calcext:value-type="float">
            <text:p>3.16559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3.391428" calcext:value-type="float">
            <text:p>3.39142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3.790772" calcext:value-type="float">
            <text:p>3.79077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4.214441" calcext:value-type="float">
            <text:p>4.21444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4.475718" calcext:value-type="float">
            <text:p>4.47571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4.831792" calcext:value-type="float">
            <text:p>4.83179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4.733354" calcext:value-type="float">
            <text:p>4.73335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5.473308" calcext:value-type="float">
            <text:p>5.47330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6.486623" calcext:value-type="float">
            <text:p>6.48662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7.938812" calcext:value-type="float">
            <text:p>7.93881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5.393593" calcext:value-type="float">
            <text:p>5.39359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4.034071" calcext:value-type="float">
            <text:p>4.03407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4.127478" calcext:value-type="float">
            <text:p>4.12747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439398" calcext:value-type="float">
            <text:p>3.43939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932846" calcext:value-type="float">
            <text:p>3.93284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158246" calcext:value-type="float">
            <text:p>3.15824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319531" calcext:value-type="float">
            <text:p>3.31953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610765" calcext:value-type="float">
            <text:p>3.61076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374237" calcext:value-type="float">
            <text:p>3.37423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198149" calcext:value-type="float">
            <text:p>3.198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910996" calcext:value-type="float">
            <text:p>3.91099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808987" calcext:value-type="float">
            <text:p>3.80898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4.183244" calcext:value-type="float">
            <text:p>4.18324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262119" calcext:value-type="float">
            <text:p>3.26211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174008" calcext:value-type="float">
            <text:p>3.17400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" calcext:value-type="float">
            <text:p>50</text:p>
          </table:table-cell>
          <table:table-cell office:value-type="float" office:value="3.430221" calcext:value-type="float">
            <text:p>3.43022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486317" calcext:value-type="float">
            <text:p>3.48631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277893" calcext:value-type="float">
            <text:p>3.27789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277437" calcext:value-type="float">
            <text:p>3.27743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245999" calcext:value-type="float">
            <text:p>3.24599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514506" calcext:value-type="float">
            <text:p>3.51450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873647" calcext:value-type="float">
            <text:p>3.87364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570022" calcext:value-type="float">
            <text:p>3.57002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4.276197" calcext:value-type="float">
            <text:p>4.27619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794043" calcext:value-type="float">
            <text:p>3.79404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30435" calcext:value-type="float">
            <text:p>3.3043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4.016143" calcext:value-type="float">
            <text:p>4.01614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4.101973" calcext:value-type="float">
            <text:p>4.10197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4.090687" calcext:value-type="float">
            <text:p>4.09068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091134" calcext:value-type="float">
            <text:p>3.09113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3.257024" calcext:value-type="float">
            <text:p>3.25702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4.168138" calcext:value-type="float">
            <text:p>4.16813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4.372653" calcext:value-type="float">
            <text:p>4.37265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4.442205" calcext:value-type="float">
            <text:p>4.44220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4.567527" calcext:value-type="float">
            <text:p>4.56752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3.645878" calcext:value-type="float">
            <text:p>3.64587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4.071072" calcext:value-type="float">
            <text:p>4.07107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3.784885" calcext:value-type="float">
            <text:p>3.78488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3.311273" calcext:value-type="float">
            <text:p>3.31127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3.39735" calcext:value-type="float">
            <text:p>3.3973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0" calcext:value-type="float">
            <text:p>100</text:p>
          </table:table-cell>
          <table:table-cell office:value-type="float" office:value="3.86167" calcext:value-type="float">
            <text:p>3.8616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4.599364" calcext:value-type="float">
            <text:p>4.59936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3.941247" calcext:value-type="float">
            <text:p>3.94124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4.61511" calcext:value-type="float">
            <text:p>4.6151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4.395699" calcext:value-type="float">
            <text:p>4.39569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3.4806" calcext:value-type="float">
            <text:p>3.480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4.146951" calcext:value-type="float">
            <text:p>4.14695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4.130548" calcext:value-type="float">
            <text:p>4.13054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4.389389" calcext:value-type="float">
            <text:p>4.38938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3.227725" calcext:value-type="float">
            <text:p>3.22772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3.12386" calcext:value-type="float">
            <text:p>3.1238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299079" calcext:value-type="float">
            <text:p>3.29907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864931" calcext:value-type="float">
            <text:p>3.86493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33678" calcext:value-type="float">
            <text:p>3.3367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3.421291" calcext:value-type="float">
            <text:p>3.42129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4.134272" calcext:value-type="float">
            <text:p>4.13427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067094" calcext:value-type="float">
            <text:p>3.06709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4.051736" calcext:value-type="float">
            <text:p>4.05173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4.028526" calcext:value-type="float">
            <text:p>4.02852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761327" calcext:value-type="float">
            <text:p>3.76132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359159" calcext:value-type="float">
            <text:p>3.35915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3071" calcext:value-type="float">
            <text:p>3.307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28745" calcext:value-type="float">
            <text:p>3.2874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3.685851" calcext:value-type="float">
            <text:p>3.68585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4.011714" calcext:value-type="float">
            <text:p>4.01171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50" calcext:value-type="float">
            <text:p>150</text:p>
          </table:table-cell>
          <table:table-cell office:value-type="float" office:value="3.819941" calcext:value-type="float">
            <text:p>3.81994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3.864811" calcext:value-type="float">
            <text:p>3.86481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3.506249" calcext:value-type="float">
            <text:p>3.50624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19523" calcext:value-type="float">
            <text:p>3.1952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2.928113" calcext:value-type="float">
            <text:p>2.92811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765941" calcext:value-type="float">
            <text:p>3.76594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254308" calcext:value-type="float">
            <text:p>3.25430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3.516202" calcext:value-type="float">
            <text:p>3.51620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529254" calcext:value-type="float">
            <text:p>3.52925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179821" calcext:value-type="float">
            <text:p>3.17982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3.360016" calcext:value-type="float">
            <text:p>3.36001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4.296327" calcext:value-type="float">
            <text:p>4.29632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77611" calcext:value-type="float">
            <text:p>3.7761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359868" calcext:value-type="float">
            <text:p>3.35986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625075" calcext:value-type="float">
            <text:p>3.62507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3.745605" calcext:value-type="float">
            <text:p>3.74560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3.771623" calcext:value-type="float">
            <text:p>3.77162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3.585497" calcext:value-type="float">
            <text:p>3.58549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4.005704" calcext:value-type="float">
            <text:p>4.00570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4.097692" calcext:value-type="float">
            <text:p>4.09769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3.869494" calcext:value-type="float">
            <text:p>3.86949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4.297156" calcext:value-type="float">
            <text:p>4.29715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78321" calcext:value-type="float">
            <text:p>3.7832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4.264126" calcext:value-type="float">
            <text:p>4.26412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4.804146" calcext:value-type="float">
            <text:p>4.80414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0" calcext:value-type="float">
            <text:p>100</text:p>
          </table:table-cell>
          <table:table-cell office:value-type="float" office:value="3.284903" calcext:value-type="float">
            <text:p>3.28490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3.153154" calcext:value-type="float">
            <text:p>3.15315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3.921845" calcext:value-type="float">
            <text:p>3.92184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4.311854" calcext:value-type="float">
            <text:p>4.31185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740837" calcext:value-type="float">
            <text:p>3.74083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4.182391" calcext:value-type="float">
            <text:p>4.18239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3.167658" calcext:value-type="float">
            <text:p>3.16765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3.676225" calcext:value-type="float">
            <text:p>3.67622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3.352317" calcext:value-type="float">
            <text:p>3.35231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4.954836" calcext:value-type="float">
            <text:p>4.95483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4.127039" calcext:value-type="float">
            <text:p>4.12703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632965" calcext:value-type="float">
            <text:p>3.63296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3.946485" calcext:value-type="float">
            <text:p>3.94648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414671" calcext:value-type="float">
            <text:p>3.41467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993079" calcext:value-type="float">
            <text:p>3.99307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136812" calcext:value-type="float">
            <text:p>3.13681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593234" calcext:value-type="float">
            <text:p>3.59323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539126" calcext:value-type="float">
            <text:p>3.53912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793384" calcext:value-type="float">
            <text:p>3.79338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501791" calcext:value-type="float">
            <text:p>3.50179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51829" calcext:value-type="float">
            <text:p>3.5182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4.145123" calcext:value-type="float">
            <text:p>4.14512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4.038226" calcext:value-type="float">
            <text:p>4.03822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381363" calcext:value-type="float">
            <text:p>3.38136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133941" calcext:value-type="float">
            <text:p>3.13394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0" calcext:value-type="float">
            <text:p>50</text:p>
          </table:table-cell>
          <table:table-cell office:value-type="float" office:value="3.521144" calcext:value-type="float">
            <text:p>3.52114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44747" calcext:value-type="float">
            <text:p>3.4474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360111" calcext:value-type="float">
            <text:p>3.36011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232794" calcext:value-type="float">
            <text:p>3.23279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287757" calcext:value-type="float">
            <text:p>3.28775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611377" calcext:value-type="float">
            <text:p>3.61137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4.472677" calcext:value-type="float">
            <text:p>4.47267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5.553093" calcext:value-type="float">
            <text:p>5.55309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782636" calcext:value-type="float">
            <text:p>3.78263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4.460566" calcext:value-type="float">
            <text:p>4.46056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228927" calcext:value-type="float">
            <text:p>3.22892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4.40209" calcext:value-type="float">
            <text:p>4.4020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4.371775" calcext:value-type="float">
            <text:p>4.37177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4.640124" calcext:value-type="float">
            <text:p>4.64012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4.28909" calcext:value-type="float">
            <text:p>4.2890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3.470975" calcext:value-type="float">
            <text:p>3.47097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4.506943" calcext:value-type="float">
            <text:p>4.50694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4.33843" calcext:value-type="float">
            <text:p>4.3384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5.143684" calcext:value-type="float">
            <text:p>5.14368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4.461177" calcext:value-type="float">
            <text:p>4.46117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5.021389" calcext:value-type="float">
            <text:p>5.02138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981981" calcext:value-type="float">
            <text:p>3.98198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4.180619" calcext:value-type="float">
            <text:p>4.18061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3.6109" calcext:value-type="float">
            <text:p>3.610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3.356326" calcext:value-type="float">
            <text:p>3.35632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0" calcext:value-type="float">
            <text:p>100</text:p>
          </table:table-cell>
          <table:table-cell office:value-type="float" office:value="3.654036" calcext:value-type="float">
            <text:p>3.65403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4.62162" calcext:value-type="float">
            <text:p>4.6216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4.52955" calcext:value-type="float">
            <text:p>4.5295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4.114245" calcext:value-type="float">
            <text:p>4.11424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4.428098" calcext:value-type="float">
            <text:p>4.42809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3.428138" calcext:value-type="float">
            <text:p>3.42813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4.282368" calcext:value-type="float">
            <text:p>4.28236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4.048705" calcext:value-type="float">
            <text:p>4.04870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4.666255" calcext:value-type="float">
            <text:p>4.66625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4.010245" calcext:value-type="float">
            <text:p>4.01024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3.302324" calcext:value-type="float">
            <text:p>3.30232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287662" calcext:value-type="float">
            <text:p>3.28766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363923" calcext:value-type="float">
            <text:p>3.36392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2.959652" calcext:value-type="float">
            <text:p>2.95965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3.024756" calcext:value-type="float">
            <text:p>3.02475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3.546879" calcext:value-type="float">
            <text:p>3.54687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259641" calcext:value-type="float">
            <text:p>3.25964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549814" calcext:value-type="float">
            <text:p>3.54981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3.910042" calcext:value-type="float">
            <text:p>3.91004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474592" calcext:value-type="float">
            <text:p>3.47459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363493" calcext:value-type="float">
            <text:p>3.36349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2208" calcext:value-type="float">
            <text:p>3.220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2.974305" calcext:value-type="float">
            <text:p>2.97430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3.364039" calcext:value-type="float">
            <text:p>3.36403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3.939711" calcext:value-type="float">
            <text:p>3.93971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50" calcext:value-type="float">
            <text:p>150</text:p>
          </table:table-cell>
          <table:table-cell office:value-type="float" office:value="3.67592" calcext:value-type="float">
            <text:p>3.6759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3.607841" calcext:value-type="float">
            <text:p>3.60784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3.349283" calcext:value-type="float">
            <text:p>3.34928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13643" calcext:value-type="float">
            <text:p>3.1364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2.800376" calcext:value-type="float">
            <text:p>2.80037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149696" calcext:value-type="float">
            <text:p>3.14969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072145" calcext:value-type="float">
            <text:p>3.07214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3.154362" calcext:value-type="float">
            <text:p>3.15436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368051" calcext:value-type="float">
            <text:p>3.36805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062087" calcext:value-type="float">
            <text:p>3.06208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3.111991" calcext:value-type="float">
            <text:p>3.11199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4.155268" calcext:value-type="float">
            <text:p>4.15526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603408" calcext:value-type="float">
            <text:p>3.60340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193345" calcext:value-type="float">
            <text:p>3.19334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400872" calcext:value-type="float">
            <text:p>3.40087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3.663452" calcext:value-type="float">
            <text:p>3.66345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3.754148" calcext:value-type="float">
            <text:p>3.75414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3.282787" calcext:value-type="float">
            <text:p>3.28278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3.638766" calcext:value-type="float">
            <text:p>3.63876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3.71665" calcext:value-type="float">
            <text:p>3.7166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3.787095" calcext:value-type="float">
            <text:p>3.78709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4.058236" calcext:value-type="float">
            <text:p>4.05823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734487" calcext:value-type="float">
            <text:p>3.73448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3.959126" calcext:value-type="float">
            <text:p>3.95912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4.573223" calcext:value-type="float">
            <text:p>4.57322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0" calcext:value-type="float">
            <text:p>100</text:p>
          </table:table-cell>
          <table:table-cell office:value-type="float" office:value="3.147736" calcext:value-type="float">
            <text:p>3.14773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3.096634" calcext:value-type="float">
            <text:p>3.09663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3.814015" calcext:value-type="float">
            <text:p>3.81401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4.02942" calcext:value-type="float">
            <text:p>4.0294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661076" calcext:value-type="float">
            <text:p>3.66107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3.888298" calcext:value-type="float">
            <text:p>3.88829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3.021285" calcext:value-type="float">
            <text:p>3.02128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3.413855" calcext:value-type="float">
            <text:p>3.41385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3.32212" calcext:value-type="float">
            <text:p>3.3221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4.805425" calcext:value-type="float">
            <text:p>4.80542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4.06423" calcext:value-type="float">
            <text:p>4.0642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438775" calcext:value-type="float">
            <text:p>3.43877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3.655564" calcext:value-type="float">
            <text:p>3.65556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25228" calcext:value-type="float">
            <text:p>3.2522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673994" calcext:value-type="float">
            <text:p>3.67399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018073" calcext:value-type="float">
            <text:p>3.01807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15696" calcext:value-type="float">
            <text:p>3.1569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409881" calcext:value-type="float">
            <text:p>3.40988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302392" calcext:value-type="float">
            <text:p>3.30239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2.874444" calcext:value-type="float">
            <text:p>2.87444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538097" calcext:value-type="float">
            <text:p>3.53809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530032" calcext:value-type="float">
            <text:p>3.53003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815838" calcext:value-type="float">
            <text:p>3.81583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112855" calcext:value-type="float">
            <text:p>3.11285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2.910751" calcext:value-type="float">
            <text:p>2.91075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0" calcext:value-type="float">
            <text:p>50</text:p>
          </table:table-cell>
          <table:table-cell office:value-type="float" office:value="3.269684" calcext:value-type="float">
            <text:p>3.26968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367186" calcext:value-type="float">
            <text:p>3.36718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246224" calcext:value-type="float">
            <text:p>3.24622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057287" calcext:value-type="float">
            <text:p>3.05728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217991" calcext:value-type="float">
            <text:p>3.21799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416983" calcext:value-type="float">
            <text:p>3.41698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792685" calcext:value-type="float">
            <text:p>3.79268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4.036196" calcext:value-type="float">
            <text:p>4.03619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447592" calcext:value-type="float">
            <text:p>3.44759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4.034322" calcext:value-type="float">
            <text:p>4.03432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099333" calcext:value-type="float">
            <text:p>3.09933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875379" calcext:value-type="float">
            <text:p>3.87537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843958" calcext:value-type="float">
            <text:p>3.84395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3.745826" calcext:value-type="float">
            <text:p>3.74582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511984" calcext:value-type="float">
            <text:p>3.51198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3.322928" calcext:value-type="float">
            <text:p>3.32292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3.998299" calcext:value-type="float">
            <text:p>3.99829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4.583637" calcext:value-type="float">
            <text:p>4.58363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4.762587" calcext:value-type="float">
            <text:p>4.76258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3.721805" calcext:value-type="float">
            <text:p>3.72180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4.217354" calcext:value-type="float">
            <text:p>4.217354</text:p>
          </table:table-cell>
        </table:table-row>
        <table:table-row table:style-name="ro1">
          <table:table-cell/>
          <table:table-cell office:value-type="float" office:value="87.565506" calcext:value-type="float">
            <text:p>87.565506</text:p>
          </table:table-cell>
          <table:table-cell office:value-type="float" office:value="3.795553" calcext:value-type="float">
            <text:p>3.795553</text:p>
          </table:table-cell>
        </table:table-row>
        <table:table-row table:style-name="ro1">
          <table:table-cell/>
          <table:table-cell office:value-type="float" office:value="90.630934" calcext:value-type="float">
            <text:p>90.630934</text:p>
          </table:table-cell>
          <table:table-cell office:value-type="float" office:value="3.653336" calcext:value-type="float">
            <text:p>3.653336</text:p>
          </table:table-cell>
        </table:table-row>
        <table:table-row table:style-name="ro1">
          <table:table-cell/>
          <table:table-cell office:value-type="float" office:value="93.733338" calcext:value-type="float">
            <text:p>93.733338</text:p>
          </table:table-cell>
          <table:table-cell office:value-type="float" office:value="3.256685" calcext:value-type="float">
            <text:p>3.256685</text:p>
          </table:table-cell>
        </table:table-row>
        <table:table-row table:style-name="ro1">
          <table:table-cell/>
          <table:table-cell office:value-type="float" office:value="96.860474" calcext:value-type="float">
            <text:p>96.860474</text:p>
          </table:table-cell>
          <table:table-cell office:value-type="float" office:value="3.336858" calcext:value-type="float">
            <text:p>3.336858</text:p>
          </table:table-cell>
        </table:table-row>
      </table:table>
      <table:table table:name="Sheet2" table:style-name="ta1">
        <table:shapes>
          <draw:frame draw:z-index="0" draw:style-name="gr1" draw:text-style-name="P1" svg:width="325.45mm" svg:height="110.5mm" svg:x="23.67mm" svg:y="13.54mm">
            <draw:object draw:notify-on-update-of-ranges="plot_points.B1:plot_points.B7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21.6mm" svg:height="66.4mm" svg:x="26.43mm" svg:y="126.67mm">
            <draw:object draw:notify-on-update-of-ranges="plot_points.C1:plot_points.C7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plot_points.B1:plot_points.C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3:50:10.068676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9T14:00:23.551191237</dc:date>
    <meta:editing-duration>PT1H44M16S</meta:editing-duration>
    <meta:editing-cycles>12</meta:editing-cycles>
    <meta:generator>LibreOffice/6.0.7.3$Linux_X86_64 LibreOffice_project/00m0$Build-3</meta:generator>
    <meta:document-statistic meta:table-count="2" meta:cell-count="21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1cm" svg:stroke-color="#0066b3" draw:fill-color="#0066b3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546cm" svg:height="11.051cm" xlink:href=".." xlink:type="simple" chart:class="chart:line" chart:style-name="ch1">
        <chart:legend chart:legend-position="end" svg:x="29.694cm" svg:y="5.226cm" style:legend-expansion="high" chart:style-name="ch2"/>
        <chart:plot-area chart:style-name="ch3" table:cell-range-address="plot_points.B1:plot_points.B726" svg:x="0.65cm" svg:y="0.221cm" svg:width="28.394cm" svg:height="10.609cm">
          <chartooo:coordinate-region svg:x="1.457cm" svg:y="0.342cm" svg:width="27.587cm" svg:height="9.4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_points.B1:plot_points.B726" chart:class="chart:line">
            <chart:data-point chart:repeated="7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447174">
                <text:p>52.447174</text:p>
                <draw:g>
                  <svg:desc>plot_points.B1:plot_points.B7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4.54915">
                <text:p>84.549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1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161cm" svg:height="6.641cm" xlink:href=".." xlink:type="simple" chart:class="chart:line" chart:style-name="ch1">
        <chart:legend chart:legend-position="end" svg:x="29.309cm" svg:y="3.021cm" style:legend-expansion="high" chart:style-name="ch2"/>
        <chart:plot-area chart:style-name="ch3" table:cell-range-address="plot_points.C1:plot_points.C726" svg:x="0.661cm" svg:y="0.375cm" svg:width="28.115cm" svg:height="6.056cm">
          <chartooo:coordinate-region svg:x="1.282cm" svg:y="0.575cm" svg:width="27.494cm" svg:height="4.9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_points.C1:plot_points.C726" chart:class="chart:line">
            <chart:data-point chart:repeated="7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ot_points.C1:plot_points.C7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75">
                <text:p>1.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375">
                <text:p>1.8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29167">
                <text:p>1.929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16667">
                <text:p>3.51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75">
                <text:p>3.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2125">
                <text:p>5.2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71875">
                <text:p>4.7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1975">
                <text:p>5.19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42917">
                <text:p>5.4429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65417">
                <text:p>5.0654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947917">
                <text:p>5.9479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400417">
                <text:p>6.4004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164643">
                <text:p>6.1646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528036">
                <text:p>4.5280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753125">
                <text:p>5.753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318651">
                <text:p>5.3186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429583">
                <text:p>5.4295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60298">
                <text:p>4.860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296776">
                <text:p>5.2967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611667">
                <text:p>5.611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620905">
                <text:p>6.6209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275417">
                <text:p>8.2754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84423">
                <text:p>5.8844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066111">
                <text:p>6.0661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74381">
                <text:p>7.743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54018">
                <text:p>6.5540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362681">
                <text:p>7.3626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488333">
                <text:p>7.488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063065">
                <text:p>7.0630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752917">
                <text:p>6.7529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158116">
                <text:p>6.1581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907113">
                <text:p>6.9071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251518">
                <text:p>7.2515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907463">
                <text:p>6.9074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564015">
                <text:p>6.5640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243429">
                <text:p>7.2434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440408">
                <text:p>6.4404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700229">
                <text:p>5.7002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672509">
                <text:p>5.6725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721171">
                <text:p>6.7211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692838">
                <text:p>6.6928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782361">
                <text:p>8.7823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949661">
                <text:p>6.9496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078734">
                <text:p>7.0787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393108">
                <text:p>5.3931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805076">
                <text:p>4.8050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546188">
                <text:p>4.5461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77369">
                <text:p>5.3773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752136">
                <text:p>5.7521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034935">
                <text:p>4.0349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383673">
                <text:p>3.3836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75731">
                <text:p>2.8757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247243">
                <text:p>3.2472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30973">
                <text:p>2.8309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46765">
                <text:p>2.9467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299705">
                <text:p>3.2997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99047">
                <text:p>3.0990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400668">
                <text:p>3.4006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41645">
                <text:p>3.8416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35533">
                <text:p>3.2355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078815">
                <text:p>4.0788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071908">
                <text:p>4.0719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32325">
                <text:p>3.5323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871713">
                <text:p>3.8717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689901">
                <text:p>3.6899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978028">
                <text:p>3.9780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911895">
                <text:p>3.9118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87612">
                <text:p>4.1876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63643">
                <text:p>4.2636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239748">
                <text:p>4.2397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248337">
                <text:p>4.2483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051203">
                <text:p>4.0512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294432">
                <text:p>4.2944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879311">
                <text:p>4.8793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319217">
                <text:p>3.3192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51376">
                <text:p>3.1513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284233">
                <text:p>4.2842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012589">
                <text:p>4.0125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894516">
                <text:p>3.8945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193668">
                <text:p>4.1936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214341">
                <text:p>3.2143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902404">
                <text:p>3.9024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33927">
                <text:p>3.7339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675107">
                <text:p>5.6751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944626">
                <text:p>4.9446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847321">
                <text:p>3.8473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060405">
                <text:p>4.0604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902399">
                <text:p>3.9023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201767">
                <text:p>4.2017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08096">
                <text:p>3.8080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360082">
                <text:p>3.3600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609055">
                <text:p>3.6090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475851">
                <text:p>3.4758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674612">
                <text:p>3.6746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207044">
                <text:p>4.2070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904782">
                <text:p>3.9047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341867">
                <text:p>3.3418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621755">
                <text:p>2.6217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445061">
                <text:p>2.4450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59887">
                <text:p>2.598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666833">
                <text:p>2.6668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593043">
                <text:p>2.5930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600074">
                <text:p>2.6000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983504">
                <text:p>2.9835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077692">
                <text:p>3.0776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369169">
                <text:p>3.3691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132664">
                <text:p>3.1326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032444">
                <text:p>3.0324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314871">
                <text:p>3.3148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770131">
                <text:p>2.7701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341737">
                <text:p>3.3417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343762">
                <text:p>3.3437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192399">
                <text:p>3.1923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6341">
                <text:p>2.63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766803">
                <text:p>2.7668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392084">
                <text:p>3.3920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324653">
                <text:p>3.3246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550142">
                <text:p>3.5501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510361">
                <text:p>3.5103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234533">
                <text:p>3.2345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419878">
                <text:p>3.4198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222655">
                <text:p>3.2226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916536">
                <text:p>2.9165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741933">
                <text:p>2.7419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275834">
                <text:p>3.2758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031343">
                <text:p>4.0313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676688">
                <text:p>3.6766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632684">
                <text:p>3.6326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612827">
                <text:p>3.6128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945349">
                <text:p>2.9453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594209">
                <text:p>3.5942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078262">
                <text:p>4.0782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755868">
                <text:p>3.7558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061007">
                <text:p>3.0610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770091">
                <text:p>2.7700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99197">
                <text:p>2.8991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373202">
                <text:p>3.3732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551498">
                <text:p>2.5514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930773">
                <text:p>2.9307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6122">
                <text:p>2.961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888088">
                <text:p>2.8880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747033">
                <text:p>3.7470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725658">
                <text:p>3.7256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096212">
                <text:p>3.0962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334063">
                <text:p>3.3340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2084">
                <text:p>3.20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140688">
                <text:p>3.1406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470679">
                <text:p>3.4706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123186">
                <text:p>4.1231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75278">
                <text:p>3.752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518298">
                <text:p>3.5182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201439">
                <text:p>3.2014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01236">
                <text:p>3.1012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796888">
                <text:p>2.7968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841767">
                <text:p>2.8417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110398">
                <text:p>3.1103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169845">
                <text:p>3.1698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447687">
                <text:p>3.4476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372212">
                <text:p>3.3722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226017">
                <text:p>3.2260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18513">
                <text:p>4.185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598449">
                <text:p>3.5984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181682">
                <text:p>3.1816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619669">
                <text:p>3.6196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59073">
                <text:p>3.590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815793">
                <text:p>3.8157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695419">
                <text:p>3.6954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734494">
                <text:p>3.7344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950347">
                <text:p>3.9503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841933">
                <text:p>3.8419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054048">
                <text:p>4.0540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852705">
                <text:p>3.8527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042673">
                <text:p>4.0426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684756">
                <text:p>4.6847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160324">
                <text:p>3.1603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268402">
                <text:p>3.2684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938287">
                <text:p>3.9382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010574">
                <text:p>4.0105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763909">
                <text:p>3.7639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133402">
                <text:p>4.1334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324882">
                <text:p>3.3248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84881">
                <text:p>3.7848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559928">
                <text:p>3.5599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828533">
                <text:p>5.8285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41703">
                <text:p>4.417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70523">
                <text:p>3.8705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966863">
                <text:p>3.9668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534143">
                <text:p>3.5341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145665">
                <text:p>4.1456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369219">
                <text:p>3.3692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399998">
                <text:p>3.3999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633972">
                <text:p>3.6339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38254">
                <text:p>3.382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335404">
                <text:p>3.3354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015093">
                <text:p>4.01509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137037">
                <text:p>4.1370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639969">
                <text:p>3.6399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018404">
                <text:p>3.0184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862977">
                <text:p>2.8629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940585">
                <text:p>2.9405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073919">
                <text:p>3.0739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908141">
                <text:p>2.9081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032635">
                <text:p>3.0326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099435">
                <text:p>3.0994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590022">
                <text:p>3.5900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917803">
                <text:p>3.9178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483613">
                <text:p>3.4836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252195">
                <text:p>3.2521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456839">
                <text:p>3.4568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004124">
                <text:p>3.0041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599593">
                <text:p>3.5995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71606">
                <text:p>3.716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590544">
                <text:p>3.5905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931072">
                <text:p>2.9310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140027">
                <text:p>3.1400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322074">
                <text:p>4.3220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74764">
                <text:p>3.747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02082">
                <text:p>4.020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144449">
                <text:p>4.1444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440212">
                <text:p>3.4402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729422">
                <text:p>3.7294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5345">
                <text:p>3.53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222014">
                <text:p>3.2220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063423">
                <text:p>3.06342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626553">
                <text:p>3.6265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200368">
                <text:p>4.2003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676355">
                <text:p>3.6763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947166">
                <text:p>3.9471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023469">
                <text:p>4.0234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.129167">
                <text:p>28.1291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.152917">
                <text:p>29.1529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443794">
                <text:p>3.4437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587405">
                <text:p>2.5874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23119">
                <text:p>2.3231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155008">
                <text:p>2.1550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032592">
                <text:p>2.0325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938124">
                <text:p>1.9381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857775">
                <text:p>1.8577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785734">
                <text:p>1.7857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720835">
                <text:p>1.7208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66215">
                <text:p>1.662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60898">
                <text:p>1.608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560013">
                <text:p>1.5600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514703">
                <text:p>1.5147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473595">
                <text:p>1.4735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435655">
                <text:p>1.4356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400734">
                <text:p>1.40073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368236">
                <text:p>1.3682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33755">
                <text:p>1.337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308991">
                <text:p>1.3089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.154167">
                <text:p>60.1541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.077096">
                <text:p>41.0770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538442">
                <text:p>3.5384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939566">
                <text:p>2.9395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969683">
                <text:p>2.96968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260159">
                <text:p>3.2601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253354">
                <text:p>3.25335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392706">
                <text:p>3.3927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207575">
                <text:p>3.2075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129213">
                <text:p>3.1292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968026">
                <text:p>3.9680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367546">
                <text:p>3.3675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139506">
                <text:p>3.1395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415119">
                <text:p>3.4151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446079">
                <text:p>3.4460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56103">
                <text:p>3.561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412531">
                <text:p>3.4125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554758">
                <text:p>3.5547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841914">
                <text:p>3.8419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944854">
                <text:p>3.9448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920039">
                <text:p>3.92003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692845">
                <text:p>3.6928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677795">
                <text:p>3.6777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062356">
                <text:p>4.0623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056475">
                <text:p>3.0564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473389">
                <text:p>3.4733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802843">
                <text:p>3.80284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144122">
                <text:p>4.14412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46144">
                <text:p>4.4614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858221">
                <text:p>4.8582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.308487">
                <text:p>5.3084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197058">
                <text:p>6.1970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56079">
                <text:p>7.560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22304">
                <text:p>7.223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049372">
                <text:p>5.0493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160513">
                <text:p>4.1605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442592">
                <text:p>4.4425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403157">
                <text:p>3.4031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016869">
                <text:p>4.0168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310071">
                <text:p>3.31007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275356">
                <text:p>3.2753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540932">
                <text:p>3.5409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245756">
                <text:p>3.24575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267059">
                <text:p>3.2670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889274">
                <text:p>3.88927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8096">
                <text:p>3.80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368486">
                <text:p>4.36848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32961">
                <text:p>3.329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281332">
                <text:p>3.2813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498853">
                <text:p>3.4988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630074">
                <text:p>3.63007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395605">
                <text:p>3.3956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344363">
                <text:p>3.3443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30104">
                <text:p>3.301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549981">
                <text:p>3.54998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329028">
                <text:p>4.3290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.889179">
                <text:p>5.88917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706135">
                <text:p>3.7061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906435">
                <text:p>3.9064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294657">
                <text:p>3.2946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249886">
                <text:p>4.24988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108377">
                <text:p>4.1083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276908">
                <text:p>4.27690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269526">
                <text:p>3.2695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244177">
                <text:p>4.2441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.794078">
                <text:p>4.79407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.295634">
                <text:p>6.29563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.262897">
                <text:p>6.26289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079581">
                <text:p>7.07958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177778">
                <text:p>6.17777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892867">
                <text:p>5.8928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597033">
                <text:p>4.5970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055961">
                <text:p>4.05596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720883">
                <text:p>3.72088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077922">
                <text:p>4.0779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.791536">
                <text:p>4.79153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880977">
                <text:p>3.88097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251701">
                <text:p>4.2517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.790929">
                <text:p>4.7909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.097769">
                <text:p>4.09776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.925988">
                <text:p>4.9259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129998">
                <text:p>5.1299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799283">
                <text:p>4.7992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90137">
                <text:p>3.901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826452">
                <text:p>3.8264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680648">
                <text:p>3.68064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498511">
                <text:p>4.4985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320981">
                <text:p>3.32098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870157">
                <text:p>3.87015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688902">
                <text:p>3.6889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548594">
                <text:p>3.5485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036086">
                <text:p>5.03608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874052">
                <text:p>4.8740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01029">
                <text:p>4.010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090019">
                <text:p>4.0900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773972">
                <text:p>3.77397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936514">
                <text:p>3.9365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332934">
                <text:p>4.33293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178557">
                <text:p>5.1785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.760451">
                <text:p>4.76045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482437">
                <text:p>4.48243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.064665">
                <text:p>4.06466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34758">
                <text:p>3.5347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944406">
                <text:p>2.94440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071036">
                <text:p>3.07103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288811">
                <text:p>3.2888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230091">
                <text:p>3.23009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252246">
                <text:p>3.2522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142125">
                <text:p>3.1421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099033">
                <text:p>3.0990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.008665">
                <text:p>4.00866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492244">
                <text:p>3.49224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256443">
                <text:p>3.25644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43033">
                <text:p>3.430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416218">
                <text:p>3.4162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487879">
                <text:p>3.48787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966333">
                <text:p>3.9663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46125">
                <text:p>3.461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08178">
                <text:p>3.70817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835985">
                <text:p>3.83598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883313">
                <text:p>3.8833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61015">
                <text:p>3.7610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14609">
                <text:p>3.71460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.11233">
                <text:p>4.112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016775">
                <text:p>3.0167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20931">
                <text:p>3.2093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716147">
                <text:p>3.71614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069515">
                <text:p>4.0695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.381579">
                <text:p>4.3815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.788546">
                <text:p>4.78854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783368">
                <text:p>4.78336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.464975">
                <text:p>5.4649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486623">
                <text:p>6.4866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170991">
                <text:p>7.17099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.56496">
                <text:p>5.564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050679">
                <text:p>4.05067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.18891">
                <text:p>4.1889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319315">
                <text:p>3.3193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15944">
                <text:p>3.9159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103738">
                <text:p>3.1037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262967">
                <text:p>3.26296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641321">
                <text:p>3.6413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391755">
                <text:p>3.3917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405581">
                <text:p>3.40558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610249">
                <text:p>3.6102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192711">
                <text:p>4.1927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270566">
                <text:p>4.27056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196348">
                <text:p>3.1963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.161491">
                <text:p>3.16149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428724">
                <text:p>3.4287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56442">
                <text:p>3.5644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394246">
                <text:p>3.39424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357696">
                <text:p>3.3576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348485">
                <text:p>3.34848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442226">
                <text:p>3.44222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07322">
                <text:p>4.10732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726035">
                <text:p>3.72603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645571">
                <text:p>3.64557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743759">
                <text:p>3.74375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223382">
                <text:p>3.22338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070866">
                <text:p>4.07086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95985">
                <text:p>4.19598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92012">
                <text:p>4.1920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.236601">
                <text:p>3.2366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.625459">
                <text:p>3.62545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.1263">
                <text:p>5.12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.926621">
                <text:p>5.9266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.415481">
                <text:p>6.41548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.057855">
                <text:p>7.05785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187323">
                <text:p>6.18732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.918817">
                <text:p>5.91881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629646">
                <text:p>4.6296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090831">
                <text:p>4.09083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320663">
                <text:p>4.3206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615645">
                <text:p>3.6156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60548">
                <text:p>4.605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839903">
                <text:p>3.83990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092123">
                <text:p>4.0921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756506">
                <text:p>4.75650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188591">
                <text:p>4.18859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.166493">
                <text:p>5.1664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.087289">
                <text:p>5.08728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845621">
                <text:p>4.84562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773266">
                <text:p>3.7732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673898">
                <text:p>3.67389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182312">
                <text:p>4.1823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279587">
                <text:p>4.27958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315401">
                <text:p>3.3154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.866586">
                <text:p>3.86658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.908104">
                <text:p>3.90810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.594138">
                <text:p>3.59413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756137">
                <text:p>4.75613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990595">
                <text:p>4.99059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.679529">
                <text:p>3.6795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284374">
                <text:p>4.28437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096422">
                <text:p>4.09642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848867">
                <text:p>3.84886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191304">
                <text:p>4.19130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.14771">
                <text:p>5.1477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71118">
                <text:p>4.7111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05715">
                <text:p>4.5057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080637">
                <text:p>4.08063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.605822">
                <text:p>3.60582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043944">
                <text:p>3.04394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032327">
                <text:p>3.03232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302694">
                <text:p>3.30269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.234108">
                <text:p>3.23410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222306">
                <text:p>3.22230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.088762">
                <text:p>3.08876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039394">
                <text:p>3.03939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014703">
                <text:p>4.01470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.368034">
                <text:p>3.36803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.295372">
                <text:p>3.29537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.451307">
                <text:p>3.45130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.437789">
                <text:p>3.43778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692961">
                <text:p>3.69296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.967444">
                <text:p>3.9674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.669204">
                <text:p>3.66920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.775251">
                <text:p>3.77525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.912728">
                <text:p>3.91272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942122">
                <text:p>3.94212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761015">
                <text:p>3.76101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.776276">
                <text:p>3.77627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109308">
                <text:p>4.1093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.165594">
                <text:p>3.16559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391428">
                <text:p>3.39142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.790772">
                <text:p>3.7907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214441">
                <text:p>4.2144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475718">
                <text:p>4.47571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31792">
                <text:p>4.83179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733354">
                <text:p>4.73335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.473308">
                <text:p>5.47330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.486623">
                <text:p>6.48662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.938812">
                <text:p>7.9388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.393593">
                <text:p>5.39359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034071">
                <text:p>4.03407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127478">
                <text:p>4.12747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439398">
                <text:p>3.43939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932846">
                <text:p>3.93284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158246">
                <text:p>3.15824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319531">
                <text:p>3.31953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610765">
                <text:p>3.61076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374237">
                <text:p>3.37423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198149">
                <text:p>3.19814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.910996">
                <text:p>3.91099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.808987">
                <text:p>3.80898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.183244">
                <text:p>4.18324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.262119">
                <text:p>3.26211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.174008">
                <text:p>3.1740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430221">
                <text:p>3.43022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.486317">
                <text:p>3.48631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.277893">
                <text:p>3.27789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.277437">
                <text:p>3.27743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245999">
                <text:p>3.24599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.514506">
                <text:p>3.51450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873647">
                <text:p>3.87364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.570022">
                <text:p>3.57002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.276197">
                <text:p>4.27619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794043">
                <text:p>3.79404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30435">
                <text:p>3.3043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.016143">
                <text:p>4.01614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.101973">
                <text:p>4.10197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.090687">
                <text:p>4.09068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.091134">
                <text:p>3.09113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.257024">
                <text:p>3.25702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.168138">
                <text:p>4.16813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.372653">
                <text:p>4.37265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.442205">
                <text:p>4.44220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.567527">
                <text:p>4.56752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645878">
                <text:p>3.64587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.071072">
                <text:p>4.07107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.784885">
                <text:p>3.78488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.311273">
                <text:p>3.31127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.39735">
                <text:p>3.3973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86167">
                <text:p>3.8616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.599364">
                <text:p>4.59936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941247">
                <text:p>3.94124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.61511">
                <text:p>4.6151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.395699">
                <text:p>4.39569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.4806">
                <text:p>3.480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.146951">
                <text:p>4.14695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.130548">
                <text:p>4.13054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.389389">
                <text:p>4.38938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227725">
                <text:p>3.22772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12386">
                <text:p>3.1238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299079">
                <text:p>3.29907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864931">
                <text:p>3.86493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.33678">
                <text:p>3.3367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421291">
                <text:p>3.42129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.134272">
                <text:p>4.13427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.067094">
                <text:p>3.06709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.051736">
                <text:p>4.05173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.028526">
                <text:p>4.02852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761327">
                <text:p>3.76132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359159">
                <text:p>3.35915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.3071">
                <text:p>3.307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28745">
                <text:p>3.2874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.685851">
                <text:p>3.68585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.011714">
                <text:p>4.01171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819941">
                <text:p>3.81994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864811">
                <text:p>3.86481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506249">
                <text:p>3.50624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.19523">
                <text:p>3.1952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928113">
                <text:p>2.92811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765941">
                <text:p>3.76594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254308">
                <text:p>3.25430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516202">
                <text:p>3.51620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529254">
                <text:p>3.52925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.179821">
                <text:p>3.17982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.360016">
                <text:p>3.3600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.296327">
                <text:p>4.29632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.77611">
                <text:p>3.7761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.359868">
                <text:p>3.3598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.625075">
                <text:p>3.62507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.745605">
                <text:p>3.74560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.771623">
                <text:p>3.77162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.585497">
                <text:p>3.58549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.005704">
                <text:p>4.0057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.097692">
                <text:p>4.09769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.869494">
                <text:p>3.86949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.297156">
                <text:p>4.29715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.78321">
                <text:p>3.7832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.264126">
                <text:p>4.26412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.804146">
                <text:p>4.80414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.284903">
                <text:p>3.28490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.153154">
                <text:p>3.15315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.921845">
                <text:p>3.92184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.311854">
                <text:p>4.31185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740837">
                <text:p>3.74083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.182391">
                <text:p>4.18239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.167658">
                <text:p>3.16765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676225">
                <text:p>3.67622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.352317">
                <text:p>3.35231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.954836">
                <text:p>4.95483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.127039">
                <text:p>4.12703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.632965">
                <text:p>3.63296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.946485">
                <text:p>3.94648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414671">
                <text:p>3.41467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.993079">
                <text:p>3.99307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.136812">
                <text:p>3.13681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593234">
                <text:p>3.59323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.539126">
                <text:p>3.53912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.793384">
                <text:p>3.79338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.501791">
                <text:p>3.50179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.51829">
                <text:p>3.5182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.145123">
                <text:p>4.14512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.038226">
                <text:p>4.03822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381363">
                <text:p>3.38136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133941">
                <text:p>3.13394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521144">
                <text:p>3.52114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44747">
                <text:p>3.4474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360111">
                <text:p>3.3601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232794">
                <text:p>3.23279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287757">
                <text:p>3.28775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.611377">
                <text:p>3.61137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.472677">
                <text:p>4.47267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.553093">
                <text:p>5.55309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.782636">
                <text:p>3.78263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.460566">
                <text:p>4.46056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.228927">
                <text:p>3.22892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.40209">
                <text:p>4.4020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.371775">
                <text:p>4.37177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.640124">
                <text:p>4.64012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.28909">
                <text:p>4.2890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.470975">
                <text:p>3.47097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.506943">
                <text:p>4.50694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.33843">
                <text:p>4.3384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.143684">
                <text:p>5.14368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.461177">
                <text:p>4.46117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.021389">
                <text:p>5.02138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.981981">
                <text:p>3.98198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.180619">
                <text:p>4.18061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.6109">
                <text:p>3.610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.356326">
                <text:p>3.35632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.654036">
                <text:p>3.65403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.62162">
                <text:p>4.6216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.52955">
                <text:p>4.5295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.114245">
                <text:p>4.11424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.428098">
                <text:p>4.42809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.428138">
                <text:p>3.42813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.282368">
                <text:p>4.28236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.048705">
                <text:p>4.04870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.666255">
                <text:p>4.66625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.010245">
                <text:p>4.01024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302324">
                <text:p>3.30232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.287662">
                <text:p>3.28766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363923">
                <text:p>3.36392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.959652">
                <text:p>2.95965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.024756">
                <text:p>3.02475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546879">
                <text:p>3.54687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.259641">
                <text:p>3.25964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549814">
                <text:p>3.54981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.910042">
                <text:p>3.91004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.474592">
                <text:p>3.47459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.363493">
                <text:p>3.36349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.2208">
                <text:p>3.220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.974305">
                <text:p>2.97430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.364039">
                <text:p>3.36403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.939711">
                <text:p>3.93971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.67592">
                <text:p>3.6759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.607841">
                <text:p>3.60784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.349283">
                <text:p>3.34928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.13643">
                <text:p>3.1364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.800376">
                <text:p>2.80037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.149696">
                <text:p>3.14969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.072145">
                <text:p>3.07214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.154362">
                <text:p>3.15436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.368051">
                <text:p>3.36805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.062087">
                <text:p>3.06208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.111991">
                <text:p>3.11199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.155268">
                <text:p>4.15526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.603408">
                <text:p>3.60340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.193345">
                <text:p>3.19334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.400872">
                <text:p>3.40087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.663452">
                <text:p>3.66345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.754148">
                <text:p>3.75414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.282787">
                <text:p>3.28278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.638766">
                <text:p>3.63876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71665">
                <text:p>3.7166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.787095">
                <text:p>3.78709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.058236">
                <text:p>4.05823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734487">
                <text:p>3.73448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.959126">
                <text:p>3.95912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.573223">
                <text:p>4.57322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.147736">
                <text:p>3.14773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.096634">
                <text:p>3.09663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.814015">
                <text:p>3.81401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.02942">
                <text:p>4.0294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661076">
                <text:p>3.66107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888298">
                <text:p>3.88829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021285">
                <text:p>3.02128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413855">
                <text:p>3.41385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.32212">
                <text:p>3.322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.805425">
                <text:p>4.80542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.06423">
                <text:p>4.0642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.438775">
                <text:p>3.43877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655564">
                <text:p>3.65556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25228">
                <text:p>3.2522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.673994">
                <text:p>3.67399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.018073">
                <text:p>3.01807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15696">
                <text:p>3.1569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.409881">
                <text:p>3.40988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302392">
                <text:p>3.30239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.874444">
                <text:p>2.87444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.538097">
                <text:p>3.53809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.530032">
                <text:p>3.53003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.815838">
                <text:p>3.81583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112855">
                <text:p>3.11285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.910751">
                <text:p>2.91075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269684">
                <text:p>3.26968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367186">
                <text:p>3.36718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246224">
                <text:p>3.24622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057287">
                <text:p>3.05728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217991">
                <text:p>3.21799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.416983">
                <text:p>3.41698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.792685">
                <text:p>3.79268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.036196">
                <text:p>4.03619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.447592">
                <text:p>3.44759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.034322">
                <text:p>4.03432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.099333">
                <text:p>3.09933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.875379">
                <text:p>3.87537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.843958">
                <text:p>3.84395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.745826">
                <text:p>3.74582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.511984">
                <text:p>3.51198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.322928">
                <text:p>3.32292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.998299">
                <text:p>3.99829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.583637">
                <text:p>4.58363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.762587">
                <text:p>4.76258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.721805">
                <text:p>3.72180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.217354">
                <text:p>4.2173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